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382in"/>
    </style:style>
    <style:style style:name="co2" style:family="table-column">
      <style:table-column-properties fo:break-before="auto" style:column-width="0.24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28in"/>
    </style:style>
    <style:style style:name="ro1" style:family="table-row">
      <style:table-row-properties style:row-height="0.222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1017" table:default-cell-style-name="ce1"/>
        <table:table-row table:style-name="ro1">
          <table:table-cell office:value-type="string">
            <text:p>Customer Demonstration Plan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>
            <text:p>Show how to install Server, Client, Admin</text:p>
          </table:table-cell>
          <table:table-cell table:style-name="ce3"/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Show how to turn on Server</text:p>
          </table:table-cell>
          <table:table-cell table:style-name="ce3"/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Show how to create users using the Admin Interface</text:p>
          </table:table-cell>
          <table:table-cell table:style-name="ce3"/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Show how to generate password for a user</text:p>
          </table:table-cell>
          <table:table-cell table:style-name="ce3"/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Show how to remove a password for a user</text:p>
          </table:table-cell>
          <table:table-cell table:style-name="ce3"/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Show how to delete a user</text:p>
          </table:table-cell>
          <table:table-cell table:style-name="ce3"/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Show how the client logs in and saves a file to the server</text:p>
          </table:table-cell>
          <table:table-cell table:style-name="ce3"/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Show the password was used after login and is now invalid</text:p>
          </table:table-cell>
          <table:table-cell table:style-name="ce3"/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Show how the client logs in and retrieve a file to the server</text:p>
          </table:table-cell>
          <table:table-cell table:style-name="ce3"/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Show how multiple users can login at the same time</text:p>
          </table:table-cell>
          <table:table-cell table:style-name="ce3"/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Show how if the same user logs in more than once, only the first instance can save</text:p>
          </table:table-cell>
          <table:table-cell table:style-name="ce3"/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Show where the files are saved on the server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ip Sangha</meta:initial-creator>
    <meta:creation-date>2013-11-07T14:59:11</meta:creation-date>
    <dc:date>2013-11-07T15:27:33</dc:date>
    <dc:creator>Mandip Sangha</dc:creator>
    <meta:editing-duration>PT13M12S</meta:editing-duration>
    <meta:editing-cycles>1</meta:editing-cycles>
    <meta:document-statistic meta:table-count="3" meta:cell-count="13" meta:object-count="0"/>
    <meta:generator>LibreOffice/3.5$Linux_X86_64 LibreOffice_project/350m1$Build-2</meta:generator>
  </office:meta>
</office:document-meta>
</file>